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ext-properties fo:color="#009900" fo:font-size="10pt" style:font-size-asian="10pt" style:font-size-complex="10pt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able-cell-properties fo:background-color="transparent"/>
      <style:text-properties fo:color="#800000"/>
    </style:style>
    <style:style style:name="ce16" style:family="table-cell" style:parent-style-name="Default">
      <style:table-cell-properties fo:background-color="#ffff00"/>
      <style:text-properties fo:color="#8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2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1"/>
          <table:table-cell table:style-name="ce14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5"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3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7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14"/>
        </table:table-row>
        <table:table-row table:style-name="ro1">
          <table:table-cell table:number-columns-repeated="3"/>
          <table:table-cell table:style-name="ce11"/>
          <table:table-cell table:number-columns-repeated="7"/>
          <table:table-cell table:style-name="ce6"/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7" office:value-type="string" calcext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8" office:value-type="string" calcext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8" office:value-type="string" calcext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Pange: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graph</text:p>
          </table:table-cell>
        </table:table-row>
        <table:table-row table:style-name="ro1">
          <table:table-cell/>
          <table:table-cell table:style-name="ce18"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.9" calcext:value-type="float">
            <text:p>33.9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 calcext:value-type="float">
            <text:p>33.5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35" calcext:value-type="float">
            <text:p>1.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21:45:06.828561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1T22:44:23.429489361</dc:date>
    <meta:editing-duration>P1DT5H42M41S</meta:editing-duration>
    <meta:editing-cycles>143</meta:editing-cycles>
    <meta:generator>LibreOffice/4.3.3.2$Linux_X86_64 LibreOffice_project/430m0$Build-2</meta:generator>
    <meta:document-statistic meta:table-count="2" meta:cell-count="53" meta:object-count="0"/>
  </office:meta>
</office:document-meta>
</file>